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e4b42" officeooo:paragraph-rsid="001e4b42"/>
    </style:style>
    <style:style style:name="P2" style:family="paragraph" style:parent-style-name="Standard">
      <style:paragraph-properties fo:padding="0.0201in" fo:border="0.26pt solid #000000" style:shadow="none"/>
      <style:text-properties style:font-name="FreeMono" officeooo:rsid="001e4b42" officeooo:paragraph-rsid="001e4b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E381 HW4</text:p>
      <text:p text:style-name="P1">Christopher Bero</text:p>
      <text:p text:style-name="P1"/>
      <text:p text:style-name="P1">P1</text:p>
      <text:p text:style-name="P1"/>
      <text:p text:style-name="P2">% HW4 - P1</text:p>
      <text:p text:style-name="P2">% Christopher Bero</text:p>
      <text:p text:style-name="P2"/>
      <text:p text:style-name="P2">clear all;</text:p>
      <text:p text:style-name="P2"/>
      <text:p text:style-name="P2">syms s;</text:p>
      <text:p text:style-name="P2"/>
      <text:p text:style-name="P2">% H1(s)</text:p>
      <text:p text:style-name="P2">numerator=((s-1)*(s-(1+pi))*(s-(1-pi)));</text:p>
      <text:p text:style-name="P2">denominator=((s+1)*(s-(-1+pi))*(s-(-1-pi)));</text:p>
      <text:p text:style-name="P2">fig1=figure;</text:p>
      <text:p text:style-name="P2">magnitudeResponse(numerator, denominator, fig1);</text:p>
      <text:p text:style-name="P2"/>
      <text:p text:style-name="P2">% H2(s)</text:p>
      <text:p text:style-name="P2">numerator=((s-pi)*(s+pi));</text:p>
      <text:p text:style-name="P2">denominator=((s+1)*(s-(-1+pi))*(s-(-1-pi)));</text:p>
      <text:p text:style-name="P2">fig2=figure;</text:p>
      <text:p text:style-name="P2">magnitudeResponse(numerator, denominator, fig2);</text:p>
      <text:p text:style-name="P2"/>
      <text:p text:style-name="P2">% H3(s)</text:p>
      <text:p text:style-name="P2">numerator=(s-1);</text:p>
      <text:p text:style-name="P2">denominator=((s+1)*(s-(-1+pi))*(s-(-1-pi)));</text:p>
      <text:p text:style-name="P2">fig3=figure;</text:p>
      <text:p text:style-name="P2">magnitudeResponse(numerator, denominator, fig3);</text:p>
      <text:p text:style-name="P1"/>
      <text:p text:style-name="P1">magnitudeResponse()</text:p>
      <text:p text:style-name="P1"/>
      <text:p text:style-name="P2">function [ ] = magnitudeResponse( numerator , denominator, fig )</text:p>
      <text:p text:style-name="P2">% Helper function for CPE381 homework #4</text:p>
      <text:p text:style-name="P2">% Expected input format: un-tiered polynomial: (s-1)*(s-(z))*(s-(-z))</text:p>
      <text:p text:style-name="P2"/>
      <text:p text:style-name="P2">% expand() to break equation into polynomial form</text:p>
      <text:p text:style-name="P2">% coeffs() to pull just coefficients from the equation</text:p>
      <text:p text:style-name="P2">% double() to turn syms matrix back into numerical form</text:p>
      <text:p text:style-name="P2">% roots() to calculate the roots of the polynomial,</text:p>
      <text:p text:style-name="P2">% <text:s text:c="6"/>which are plotted with splane()</text:p>
      <text:p text:style-name="P2"/>
      <text:p text:style-name="P2">% Sections adapted from ex5_18.m</text:p>
      <text:p text:style-name="P2"/>
      <text:p text:style-name="P2">syms s;</text:p>
      <text:p text:style-name="P2"/>
      <text:p text:style-name="P2">numerator_poly=fliplr(double(coeffs(expand(numerator),s)));</text:p>
      <text:p text:style-name="P2">denominator_poly=fliplr(double(coeffs(expand(denominator),s)));</text:p>
      <text:p text:style-name="P2"/>
      <text:p text:style-name="P2">%n=roots(numerator_poly)</text:p>
      <text:p text:style-name="P2">%d=roots(denominator_poly)</text:p>
      <text:p text:style-name="P2"/>
      <text:p text:style-name="P2">n=numerator_poly;</text:p>
      <text:p text:style-name="P2">d=numerator_poly;</text:p>
      <text:p text:style-name="P2"><text:soft-page-break/></text:p>
      <text:p text:style-name="P2">wmax=50;</text:p>
      <text:p text:style-name="P2">[w,Hm,Ha]=freqresp_s(n,d,wmax);</text:p>
      <text:p text:style-name="P2">figure(fig);</text:p>
      <text:p text:style-name="P2">subplot(211)</text:p>
      <text:p text:style-name="P2">plot(w,Hm)</text:p>
      <text:p text:style-name="P2">axis([0 wmax 0 1.1*max(Hm)])</text:p>
      <text:p text:style-name="P2">ylabel('|H(j \omega)|')</text:p>
      <text:p text:style-name="P2">grid</text:p>
      <text:p text:style-name="P2">xlabel('\omega')</text:p>
      <text:p text:style-name="P2">title(' Magnitude response')</text:p>
      <text:p text:style-name="P2">subplot(212)</text:p>
      <text:p text:style-name="P2">plot(w,Ha)</text:p>
      <text:p text:style-name="P2">axis([0 wmax 1.1*min(Ha) 1.1*max(Ha)])</text:p>
      <text:p text:style-name="P2">ylabel('&lt; H(j \omega)')</text:p>
      <text:p text:style-name="P2">xlabel('\omega')</text:p>
      <text:p text:style-name="P2">title(' Phase response')</text:p>
      <text:p text:style-name="P2">grid</text:p>
      <text:p text:style-name="P2">%subplot(223)</text:p>
      <text:p text:style-name="P2">%splane(n,d)</text:p>
      <text:p text:style-name="P2">%title('Poles/Zeros')</text:p>
      <text:p text:style-name="P2">%grid</text:p>
      <text:p text:style-name="P1"/>
      <text:p text:style-name="P1">P6</text:p>
      <text:p text:style-name="P1"/>
      <text:p text:style-name="P2">X=[1 zeros(1,4)];</text:p>
      <text:p text:style-name="P2">B=ones(1,5);</text:p>
      <text:p text:style-name="P2">A=ones(1,5)/5;</text:p>
      <text:p text:style-name="P2">y=filter(A,B,X);</text:p>
      <text:p text:style-name="P2">x=[0:1:4];</text:p>
      <text:p text:style-name="P2">stem(x,y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3:10:35.145735141</meta:creation-date>
    <dc:date>2015-04-08T13:14:35.950645138</dc:date>
    <meta:editing-duration>PT3M21S</meta:editing-duration>
    <meta:editing-cycles>2</meta:editing-cycles>
    <meta:generator>LibreOffice/4.4.1.2$Linux_X86_64 LibreOffice_project/40m0$Build-2</meta:generator>
    <meta:document-statistic meta:table-count="0" meta:image-count="0" meta:object-count="0" meta:page-count="2" meta:paragraph-count="67" meta:word-count="162" meta:character-count="1604" meta:non-whitespace-character-count="1503"/>
  </office:meta>
</office:document-meta>
</file>